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72187" officeooo:paragraph-rsid="00072187"/>
    </style:style>
    <style:style style:name="P2" style:family="paragraph" style:parent-style-name="Subtitle">
      <style:text-properties officeooo:rsid="00072187" officeooo:paragraph-rsid="00072187"/>
    </style:style>
    <style:style style:name="P3" style:family="paragraph" style:parent-style-name="Text_20_body">
      <style:text-properties officeooo:rsid="0007327c" officeooo:paragraph-rsid="0007327c"/>
    </style:style>
    <style:style style:name="P4" style:family="paragraph" style:parent-style-name="Title">
      <style:text-properties officeooo:rsid="00072187" officeooo:paragraph-rsid="000721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blig 2 – Programmering 2</text:p>
      <text:p text:style-name="P2">Thomas Waaler</text:p>
      <text:h text:style-name="P1" text:outline-level="2">Oppgave 1.1</text:h>
      <text:p text:style-name="P3">Class:</text:p>
      <text:p text:style-name="P3">Object:</text:p>
      <text:p text:style-name="P3">Instansvariabel:</text:p>
      <text:p text:style-name="P3">Overloading:</text:p>
      <text:p text:style-name="P3">Overriding:</text:p>
      <text:p text:style-name="P3">Extends:</text:p>
      <text:p text:style-name="P3">Polymorphism:</text:p>
      <text:p text:style-name="P3">Private, public, protected:</text:p>
      <text:p text:style-name="P3">this og super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9:46:59.027000000</meta:creation-date>
    <dc:date>2022-02-10T21:16:51.008000000</dc:date>
    <meta:editing-duration>PT1H19M41S</meta:editing-duration>
    <meta:editing-cycles>1</meta:editing-cycles>
    <meta:document-statistic meta:table-count="0" meta:image-count="0" meta:object-count="0" meta:page-count="1" meta:paragraph-count="12" meta:word-count="21" meta:character-count="163" meta:non-whitespace-character-count="153"/>
    <meta:generator>LibreOffice/7.1.5.2$Windows_X86_64 LibreOffice_project/85f04e9f809797b8199d13c421bd8a2b025d52b5</meta:generator>
  </office:meta>
</office:document-meta>
</file>